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af8" officeooo:paragraph-rsid="001e3af8"/>
    </style:style>
    <style:style style:name="P2" style:family="paragraph" style:parent-style-name="Standard">
      <style:text-properties officeooo:rsid="001ea5a8" officeooo:paragraph-rsid="001ea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hardware</text:p>
      <text:p text:style-name="P1"/>
      <text:p text:style-name="P1">web development (html, css, javascript, php)</text:p>
      <text:p text:style-name="P1"/>
      <text:p text:style-name="P1">discrete maths</text:p>
      <text:p text:style-name="P1"/>
      <text:p text:style-name="P1">object-oriented programming (inheritance, polymorphism, exception handling, linked lists…)</text:p>
      <text:p text:style-name="P1"/>
      <text:p text:style-name="P1">how computers work (physically and inside)</text:p>
      <text:p text:style-name="P1"/>
      <text:p text:style-name="P1">grow with google</text:p>
      <text:p text:style-name="P1"/>
      <text:p text:style-name="P2">data structures and data management</text:p>
      <text:p text:style-name="P2"/>
      <text:p text:style-name="P2">text file can turn into a program</text:p>
      <text:p text:style-name="P2"/>
      <text:p text:style-name="P2">bits turn into a data</text:p>
      <text:p text:style-name="P2"/>
      <text:p text:style-name="P2">programs turn into production ready software</text:p>
      <text:p text:style-name="P2"/>
      <text:p text:style-name="P2">data science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40:03.991430230</meta:creation-date>
    <meta:generator>LibreOffice/7.3.7.2$Linux_X86_64 LibreOffice_project/30$Build-2</meta:generator>
    <dc:date>2023-10-12T09:42:20.938648981</dc:date>
    <meta:editing-duration>P2DT2H16M20S</meta:editing-duration>
    <meta:editing-cycles>1</meta:editing-cycles>
    <meta:document-statistic meta:table-count="0" meta:image-count="0" meta:object-count="0" meta:page-count="1" meta:paragraph-count="11" meta:word-count="52" meta:character-count="367" meta:non-whitespace-character-count="325"/>
  </office:meta>
</office:document-meta>
</file>